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55600000300058200C4.png" manifest:media-type="image/png"/>
  <manifest:file-entry manifest:full-path="Pictures/10000001000005560000030065A30EAF.png" manifest:media-type="image/png"/>
  <manifest:file-entry manifest:full-path="Pictures/1000000100000556000003009D3E909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0256in" svg:y="-0.0256in" svg:width="6.9252in" svg:height="3.8929in" draw:z-index="0"><draw:image xlink:href="Pictures/100000010000055600000300058200C4.png" xlink:type="simple" xlink:show="embed" xlink:actuate="onLoad" draw:mime-type="image/png"/></draw:frame><draw:frame draw:style-name="fr1" draw:name="Image2" text:anchor-type="char" svg:x="0.0772in" svg:y="4.8173in" svg:width="6.9252in" svg:height="3.8929in" draw:z-index="1"><draw:image xlink:href="Pictures/10000001000005560000030065A30EAF.png" xlink:type="simple" xlink:show="embed" xlink:actuate="onLoad" draw:mime-type="image/png"/></draw:frame></text:p>
      <text:p text:style-name="P1"><draw:frame draw:style-name="fr2" draw:name="Image3" text:anchor-type="char" svg:width="6.9252in" svg:height="3.8929in" draw:z-index="2"><draw:image xlink:href="Pictures/1000000100000556000003009D3E909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4T16:10:20.996894300</meta:creation-date>
    <dc:date>2026-02-04T16:16:59.823097200</dc:date>
    <meta:editing-duration>PT6M39S</meta:editing-duration>
    <meta:editing-cycles>1</meta:editing-cycles>
    <meta:generator>LibreOffice/25.8.3.2$Windows_X86_64 LibreOffice_project/8ca8d55c161d602844f5428fa4b58097424e324e</meta:generator>
    <meta:document-statistic meta:table-count="0" meta:image-count="3" meta:object-count="0" meta:page-count="2" meta:paragraph-count="0" meta:word-count="0" meta:character-count="0" meta:non-whitespace-character-count="0"/>
  </office:meta>
</office:document-meta>
</file>